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dSharedFlowRefInfo.initSharedFlowFields( AnnotationReader annReader , Class clazz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5">
            <text:p text:style-name="Table_20_Contents">15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CachedSharedFlowRefInfo.getSharedFlowMemberFiel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